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svg:font-family="Helvetica, arial, freesans, clean, sans-serif"/>
    <style:font-face style:name="MT2MIT" svg:font-family="MT2MIT"/>
    <style:font-face style:name="MT2SYT" svg:font-family="MT2SYT"/>
    <style:font-face style:name="Mangal1" svg:font-family="Mangal"/>
    <style:font-face style:name="arial" svg:font-family="arial, sans-serif"/>
    <style:font-face style:name="sans-serif" svg:font-family="sans-serif"/>
    <style:font-face style:name="Times-Roman" svg:font-family="Times-Roman" style:font-family-generic="roman"/>
    <style:font-face style:name="Times-BoldItalic" svg:font-family="Times-BoldItalic" style:font-family-generic="script"/>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paragraph-rsid="001df0fa" fo:background-color="transparent" style:font-size-asian="12pt" style:font-size-complex="12pt"/>
    </style:style>
    <style:style style:name="P2" style:family="paragraph" style:parent-style-name="Text_20_body">
      <style:paragraph-properties fo:margin-left="0cm" fo:margin-right="0cm" fo:margin-top="0cm" fo:margin-bottom="0cm" style:contextual-spacing="false" style:line-height-at-least="0.381cm" fo:text-indent="0cm" style:auto-text-indent="false" fo:padding="0cm" fo:border="none"/>
    </style:style>
    <style:style style:name="P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3be6d"/>
    </style:style>
    <style:style style:name="P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54120"/>
    </style:style>
    <style:style style:name="P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6e1f2"/>
    </style:style>
    <style:style style:name="P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9b7fd"/>
    </style:style>
    <style:style style:name="P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a441f"/>
    </style:style>
    <style:style style:name="P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b0c1a"/>
    </style:style>
    <style:style style:name="P9"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c1d21"/>
    </style:style>
    <style:style style:name="P10"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ca863"/>
    </style:style>
    <style:style style:name="P1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da628"/>
    </style:style>
    <style:style style:name="P12"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df0fa"/>
    </style:style>
    <style:style style:name="P13" style:family="paragraph" style:parent-style-name="Text_20_body">
      <style:paragraph-properties fo:margin-left="0cm" fo:margin-right="0cm" fo:margin-top="0cm" fo:margin-bottom="0cm" style:contextual-spacing="false" style:line-height-at-least="0.381cm" fo:text-align="center" style:justify-single-word="false" fo:text-indent="0cm" style:auto-text-indent="false" fo:padding="0cm" fo:border="none"/>
      <style:text-properties fo:font-size="15pt" officeooo:paragraph-rsid="0013be6d" style:font-size-asian="15pt" style:font-size-complex="15pt"/>
    </style:style>
    <style:style style:name="P1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size="15pt" officeooo:paragraph-rsid="0013be6d" style:font-size-asian="15pt" style:font-size-complex="15pt"/>
    </style:style>
    <style:style style:name="P1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officeooo:paragraph-rsid="001a441f" fo:background-color="transparent"/>
    </style:style>
    <style:style style:name="P1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style:font-name="Times New Roman" fo:font-size="12pt" officeooo:paragraph-rsid="001a441f" style:font-size-asian="12pt" style:font-size-complex="12pt"/>
    </style:style>
    <style:style style:name="T1" style:family="text">
      <style:text-properties officeooo:rsid="0013be6d"/>
    </style:style>
    <style:style style:name="T2" style:family="text">
      <style:text-properties officeooo:rsid="00154120"/>
    </style:style>
    <style:style style:name="T3" style:family="text">
      <style:text-properties officeooo:rsid="0016e1f2"/>
    </style:style>
    <style:style style:name="T4" style:family="text">
      <style:text-properties officeooo:rsid="0018b51f"/>
    </style:style>
    <style:style style:name="T5" style:family="text">
      <style:text-properties officeooo:rsid="0019b7fd"/>
    </style:style>
    <style:style style:name="T6" style:family="text">
      <style:text-properties fo:font-variant="normal" fo:text-transform="none" fo:color="#000000" style:font-name="sans-serif" fo:letter-spacing="normal" fo:language="en" fo:country="none" fo:font-style="normal" fo:font-weight="normal" officeooo:rsid="0019b7fd"/>
    </style:style>
    <style:style style:name="T7"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1a441f" fo:background-color="transparent" style:font-size-asian="12pt" style:font-size-complex="12pt"/>
    </style:style>
    <style:style style:name="T9" style:family="text">
      <style:text-properties fo:font-variant="normal" fo:text-transform="none" fo:color="#666666" style:font-name="Arial1" fo:font-size="6.59999990463257pt" fo:letter-spacing="normal" fo:font-style="normal" fo:font-weight="normal" fo:background-color="transparent" style:font-size-asian="12pt" style:font-size-complex="12pt"/>
    </style:style>
    <style:style style:name="T10" style:family="text">
      <style:text-properties fo:font-variant="normal" fo:text-transform="none" fo:color="#666666" style:font-name="Arial1" fo:font-size="6.59999990463257pt" fo:letter-spacing="normal" fo:font-style="normal" fo:font-weight="bold" fo:background-color="transparent" style:font-size-asian="12pt" style:font-size-complex="12pt"/>
    </style:style>
    <style:style style:name="T11" style:family="text">
      <style:text-properties fo:font-variant="normal" fo:text-transform="none" fo:color="#666666" style:font-name="Arial1" fo:font-size="6.59999990463257pt" fo:letter-spacing="normal" fo:font-style="italic" fo:font-weight="normal" fo:background-color="transparent" style:font-size-asian="12pt" style:font-size-complex="12pt"/>
    </style:style>
    <style:style style:name="T12" style:family="text">
      <style:text-properties fo:font-variant="normal" fo:text-transform="none" fo:color="#666666" fo:font-size="6.59999990463257pt" fo:letter-spacing="normal" fo:font-style="normal" fo:font-weight="normal" fo:background-color="transparent" style:font-size-asian="12pt" style:font-size-complex="12pt"/>
    </style:style>
    <style:style style:name="T13" style:family="text">
      <style:text-properties fo:font-variant="normal" fo:text-transform="none" fo:color="#666666" fo:font-size="6.59999990463257pt" fo:letter-spacing="normal" fo:font-style="normal" fo:font-weight="bold" fo:background-color="transparent" style:font-size-asian="12pt" style:font-size-complex="12pt"/>
    </style:style>
    <style:style style:name="T14" style:family="text">
      <style:text-properties fo:font-variant="normal" fo:text-transform="none" fo:color="#666666" fo:font-size="6.59999990463257pt" fo:letter-spacing="normal" fo:font-style="italic" fo:font-weight="normal" fo:background-color="transparent" style:font-size-asian="12pt" style:font-size-complex="12pt"/>
    </style:style>
    <style:style style:name="T15" style:family="text">
      <style:text-properties fo:font-variant="normal" fo:text-transform="none" fo:color="#666666" fo:letter-spacing="normal" fo:font-style="normal" fo:font-weight="normal" fo:background-color="transparent"/>
    </style:style>
    <style:style style:name="T16" style:family="text">
      <style:text-properties fo:font-variant="normal" fo:text-transform="none" fo:color="#666666" fo:letter-spacing="normal" fo:font-style="normal" fo:font-weight="bold" fo:background-color="transparent"/>
    </style:style>
    <style:style style:name="T17" style:family="text">
      <style:text-properties fo:font-variant="normal" fo:text-transform="none" fo:color="#666666" fo:letter-spacing="normal" fo:font-style="italic" fo:font-weight="normal" fo:background-color="transparent"/>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fo:font-weight="bold" fo:background-color="transparent"/>
    </style:style>
    <style:style style:name="T20" style:family="text">
      <style:text-properties fo:font-variant="normal" fo:text-transform="none" fo:letter-spacing="normal" fo:font-style="italic" fo:font-weight="normal" fo:background-color="transparent"/>
    </style:style>
    <style:style style:name="T21" style:family="text">
      <style:text-properties officeooo:rsid="001a441f"/>
    </style:style>
    <style:style style:name="T22" style:family="text">
      <style:text-properties officeooo:rsid="001b0c1a"/>
    </style:style>
    <style:style style:name="T23" style:family="text">
      <style:text-properties fo:color="#000000" style:font-name="Times New Roman" fo:font-size="12pt" fo:background-color="transparent" style:font-size-asian="12pt" style:font-size-complex="12pt"/>
    </style:style>
    <style:style style:name="T24" style:family="text">
      <style:text-properties fo:color="#000000" style:font-name="Times New Roman" fo:font-size="12pt" officeooo:rsid="001df0fa" fo:background-color="transparent" style:font-size-asian="12pt" style:font-size-complex="12pt"/>
    </style:style>
    <style:style style:name="T25" style:family="text">
      <style:text-properties fo:color="#000000" fo:font-size="12pt" fo:background-color="transparent" style:font-size-asian="12pt" style:font-size-complex="12pt"/>
    </style:style>
    <style:style style:name="T26" style:family="text">
      <style:text-properties fo:color="#000000" fo:background-color="transparent"/>
    </style:style>
    <style:style style:name="T27" style:family="text">
      <style:text-properties officeooo:rsid="001c1d21"/>
    </style:style>
    <style:style style:name="T28" style:family="text">
      <style:text-properties officeooo:rsid="001ca863"/>
    </style:style>
    <style:style style:name="T29" style:family="text">
      <style:text-properties officeooo:rsid="001da628"/>
    </style:style>
    <style:style style:name="T30" style:family="text">
      <style:text-properties officeooo:rsid="001df0fa"/>
    </style:style>
    <style:style style:name="T31" style:family="text">
      <style:text-properties fo:background-color="transparent"/>
    </style:style>
    <style:style style:name="T32" style:family="text">
      <style:text-properties officeooo:rsid="001df0fa" fo:background-color="transparent"/>
    </style:style>
    <style:style style:name="T33" style:family="text">
      <style:text-properties officeooo:rsid="001e24c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MÄÄRITTELYDOKUMENTTI</text:span></text:p>
      <text:p text:style-name="P13"><text:span text:style-name="T1"/></text:p>
      <text:p text:style-name="P13"><text:span text:style-name="T1"/></text:p>
      <text:p text:style-name="P13"><text:span text:style-name="T1">Tiedon Tiivistys</text:span></text:p>
      <text:p text:style-name="P13"><text:span text:style-name="T1">Krista Longi</text:span></text:p>
      <text:p text:style-name="P13"><text:span text:style-name="T1">013313991</text:span></text:p>
      <text:p text:style-name="P14"><text:span text:style-name="T1"/></text:p>
      <text:p text:style-name="P14"><text:span text:style-name="T1"/></text:p>
      <text:p text:style-name="P14"><text:span text:style-name="T1"/></text:p>
      <text:p text:style-name="P14"><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Helsingin Yliopisto</text:span></text:p>
      <text:p text:style-name="P3"><text:span text:style-name="T1">Aineopintojen harjoitustyö: Tietorakenteet ja algoritmit</text:span></text:p>
      <text:p text:style-name="P3"><text:span text:style-name="T1">Kevät 2013, periodi 4</text:span></text:p>
      <text:p text:style-name="P3"><text:span text:style-name="T1">Opettaja Kristiina Paloheimo</text:span></text:p>
      <text:p text:style-name="P3"><text:span text:style-name="T1"/></text:p>
      <text:p text:style-name="P3"><text:soft-page-break/><text:span text:style-name="T1">1. Ratkaistava Ongelma</text:span></text:p>
      <text:p text:style-name="P3"><text:span text:style-name="T1"/></text:p>
      <text:p text:style-name="P3"><text:span text:style-name="T1">Työssä ratkaistava ongelma on tiedon tiivistäminen. </text:span><text:span text:style-name="T2">Tarkoituksena on saada tieto mahtumaan pienempään tilaan siten että uusi koko on n. 40-60% alkuperäisestä koosta. Tieto on pystyttävä myös palauttamaan alkuperäiseen muotoonsa.</text:span></text:p>
      <text:p text:style-name="P3"><text:span text:style-name="T2"/></text:p>
      <text:p text:style-name="P4"><text:span text:style-name="T2">2. Toteutettavat Algoritmit</text:span></text:p>
      <text:p text:style-name="P4"><text:span text:style-name="T2"/></text:p>
      <text:p text:style-name="P4"><text:span text:style-name="T2">Työssä ongelma ratkaistaan käyttäen kahta eri algoritmiä, </text:span><text:span text:style-name="T21">mikäli aikaa on riittävästi</text:span><text:span text:style-name="T2"> Tarkoituksena on vertailla näiden kahden algoritmin suorituskykyä erilaisilla syötteillä. </text:span><text:span text:style-name="T21">Jos aikaa ei ole riittävästi, optimoidaan Huffman algoritmi mahdollisimman tehokkaaksi.</text:span></text:p>
      <text:p text:style-name="P4"><text:span text:style-name="T2"/></text:p>
      <text:p text:style-name="P4"><text:span text:style-name="T2">2.1 Huffman</text:span></text:p>
      <text:p text:style-name="P4"><text:span text:style-name="T2"/></text:p>
      <text:p text:style-name="P4"><text:span text:style-name="T2">Huffmanin algoritmi on tehokas tiedon pakkaamiseen, ja yleensä tilansäästöä syntyy 20-90% (Cormen, </text:span><text:span text:style-name="T3">2009). Jokaiselle pakattavan tieodston merkille muodostetaan Huffman koodi, missä merkki esitetään yksikäsitteisellä binääristringillä. Mitä yleisempi merkki on tiedostossa, sitä lyhyempi tämä</text:span><text:span text:style-name="T4">n</text:span><text:span text:style-name="T3"> koodi on. Koodit muodostetaan siten, että mikään koodi ei koskaan ole toisen koodin alkuosa. Näin tiedoston purkaminen alkuperäiseen muotoon on helppoa, sillä pakattua tiedostoa voidaan vain lukea, kunnes tunnistetaan jonkun merkin koodi, ja tämä voidaan kääntää takaisin oikeaksi merkiksi. (Cormen, 2009)</text:span></text:p>
      <text:p text:style-name="P4"><text:span text:style-name="T3"/></text:p>
      <text:p text:style-name="P5"><text:span text:style-name="T3">Toteutuksessä käytettävät tietorakenteet ovat Huffman puu, </text:span><text:span text:style-name="T5">minimi</text:span><text:span text:style-name="T3">prioriteettijono </text:span><text:span text:style-name="T5">ja jono.</text:span><text:span text:style-name="T3"> </text:span><text:span text:style-name="T4">Prioriteettijono toteutetaan minimikekona</text:span></text:p>
      <text:p text:style-name="P4"><text:span text:style-name="T2"/></text:p>
      <text:p text:style-name="P6"><text:span text:style-name="T5">Huffmanpuu on binääripuu, missä lehdet edustavat pakattavassa tiedostossa olevia merkkejä. Huffmankoodit saadaan puusta kulkemalla juuresta lehteen, ja lisäämällä koodin ”0” kun kuljetaan vasemmalle ja ”1” kuljettaessa oikealle. (Cormen, 2009)</text:span></text:p>
      <text:p text:style-name="P6"><text:span text:style-name="T5"/></text:p>
      <text:p text:style-name="P6"><text:span text:style-name="T5">2.2 </text:span><text:bookmark text:name="firstHeading"/><text:span text:style-name="T6">Lempel–Ziv–Welch</text:span></text:p>
      <text:p text:style-name="P6"><text:span text:style-name="T6"/></text:p>
      <text:p text:style-name="P7"><text:span text:style-name="T21">Toteutetaan jos aika riittää</text:span></text:p>
      <text:p text:style-name="P6"><text:span text:style-name="T5"/></text:p>
      <text:p text:style-name="P6"><text:span text:style-name="T5">3. Ohjelman syötteet</text:span></text:p>
      <text:p text:style-name="P6"><text:span text:style-name="T5"/></text:p>
      <text:p text:style-name="P6"><text:span text:style-name="T5">Ohjelmalle annetaan syötteenä pakattavan tai purettavan tiedoston nimi tai tieodstopolku juurikansioon nähden. Lisäksi määritellään halutaanko tiedosto purkaa vai pakata, ja annetaan tulostiedoston nimi.</text:span></text:p>
      <text:p text:style-name="P2"/>
      <text:p text:style-name="P6"><text:span text:style-name="T5">4. Tavoitteena olevat aika- ja tilavaativuudet</text:span></text:p>
      <text:p text:style-name="P7"><text:span text:style-name="T21"/></text:p>
      <text:p text:style-name="P9"><text:span text:style-name="T21">Minimikeossa uuden solmun lisääminen toimii ajassa O(log n) ja pienimmän arvon hakeminen vakioajassa O(1) </text:span><text:span text:style-name="T5">(</text:span><text:span text:style-name="T21">Floreen</text:span><text:span text:style-name="T5">, 201</text:span><text:span text:style-name="T30">2</text:span><text:span text:style-name="T5">). </text:span><text:span text:style-name="T21">Minimikeon </text:span><text:span text:style-name="T30">rakentamisen</text:span><text:span text:style-name="T21"> aikavaativuus on siis O(</text:span><text:span text:style-name="T22">n</text:span><text:span text:style-name="T21">log n), </text:span><text:span text:style-name="T22">missä n on erilaisten merkkien lukumäärä.</text:span></text:p>
      <text:p text:style-name="P9"><text:span text:style-name="T22"/></text:p>
      <text:p text:style-name="P10"><text:span text:style-name="T28">Binääripuun lisäysoperaation aikavaativuus on O(h), missä h on puun korkeus (Floreen, 201</text:span><text:span text:style-name="T30">2</text:span><text:span text:style-name="T28">).</text:span></text:p>
      <text:p text:style-name="P9"><text:span text:style-name="T27">Minimikeon avulla muodostetussa </text:span><text:span text:style-name="T33">Huffman</text:span><text:span text:style-name="T27">puussa on n lehteä ja 2n-1 solmua </text:span><text:span text:style-name="T28">(wikipedia), </text:span><text:span text:style-name="T29">joten puuta muodostettaessa insert-operaatio suoritetaan 2n-1 ketaa. Myös search operaation aikavaativuus on O(h) (Floreen, 201</text:span><text:span text:style-name="T30">2</text:span><text:span text:style-name="T29">).</text:span></text:p>
      <text:p text:style-name="P9"><text:span text:style-name="T29"/></text:p>
      <text:p text:style-name="P11"><text:span text:style-name="T29">Kokonaisaikavaativuus tässä on siis O(nlogn).</text:span></text:p>
      <text:p text:style-name="P9"><text:span text:style-name="T29"/></text:p>
      <text:p text:style-name="P11"><text:soft-page-break/><text:span text:style-name="T22">Käytännössä n on </text:span><text:span text:style-name="T22">kuitenkin aina maksimissaan 256 riippumatta pakattavan tiedoston koosta.</text:span></text:p>
      <text:p text:style-name="P8"><text:span text:style-name="T29">T</text:span><text:span text:style-name="T21">ämä johtuu siitä, että erilaisia käytössä olevia merkkejä meillä on 256, </text:span><text:span text:style-name="T33">ja n edustaa pakattavassa tiedostossa olevien erilaisten merkkien määrää. Aikavaativuus on siis O(256*log 256), eli</text:span><text:span text:style-name="T21"> </text:span><text:span text:style-name="T33">t</text:span><text:span text:style-name="T29">avallaan nämä operaatiot ovat siis vakioaikaisia, eivätkä riipu tiedoston koosta mitenkään.</text:span></text:p>
      <text:p text:style-name="P8"><text:span text:style-name="T29"/></text:p>
      <text:p text:style-name="P11"><text:span text:style-name="T21">Merkkien frekvenssien laskemisen aikavaativuus on O(n), missä n on </text:span><text:span text:style-name="T29">nyt</text:span><text:span text:style-name="T21"> merkkien lukumäärä tiedostossa. Jokainen merkki on käytävä läpi frekvenssien laskemista varten. </text:span><text:span text:style-name="T29">Myös tiedoston lukeminen uudelleen </text:span><text:span text:style-name="T30">ja </text:span><text:span text:style-name="T33">pakatun tieodton kirjoittaminen on aikavaativuudeltaan</text:span><text:span text:style-name="T29"> O(n).</text:span></text:p>
      <text:p text:style-name="P15"><text:span text:style-name="T21"/></text:p>
      <text:p text:style-name="P1"><text:span text:style-name="T30">5. Lähteet</text:span></text:p>
      <text:p text:style-name="P7"><text:span text:style-name="T8"/></text:p>
      <text:p text:style-name="P7"><text:span text:style-name="T8">Floreen</text:span><text:span text:style-name="T7">, 201</text:span><text:span text:style-name="T8">2</text:span><text:span text:style-name="T7">: Tietorakenteet kurssin materiaali, Kevät 2011  Helsingin Yliopisto.</text:span><text:a xlink:type="simple" xlink:href="http://www.cs.helsinki.fi/u/floreen/tira2012/tira.pdf">http://www.cs.helsinki.fi/u/floreen/tira2012/tira.pdf</text:a><text:span text:style-name="T7"> (noudettu </text:span><text:span text:style-name="T8">4</text:span><text:span text:style-name="T7">.</text:span><text:span text:style-name="T8">4</text:span><text:span text:style-name="T7">.2013)</text:span><text:span text:style-name="T23"> </text:span></text:p>
      <text:p text:style-name="P16"><text:span text:style-name="T18"/></text:p>
      <text:p text:style-name="P16"><text:span text:style-name="T18">T. H. Cormen, C. E. Leiserson, R. L. Rivest, C. Stein: </text:span><text:span text:style-name="T20">Introduction to Algorithms</text:span><text:span text:style-name="T18">,</text:span><text:span text:style-name="T19">3nd ed.</text:span><text:span text:style-name="T18">, MIT Press, 2009. </text:span><text:span text:style-name="T31"> </text:span></text:p>
      <text:p text:style-name="P16"><text:span text:style-name="T31"/></text:p>
      <text:p text:style-name="P12"><text:span text:style-name="T24">Wikipedia, Huffman-coding, </text:span><text:a xlink:type="simple" xlink:href="http://en.wikipedia.org/wiki/Huffman_coding"><text:span text:style-name="T32">http://en.wikipedia.org/wiki/Huffman_coding</text:span></text:a><text:span text:style-name="T32"> </text:span><text:span text:style-name="T24"><text:s/>(viitattu 4.4.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ans-serif"/>
    <style:font-face style:name="Helvetica" svg:font-family="Helvetica, arial, freesans, clean, sans-serif"/>
    <style:font-face style:name="MT2MIT" svg:font-family="MT2MIT"/>
    <style:font-face style:name="MT2SYT" svg:font-family="MT2SYT"/>
    <style:font-face style:name="Mangal1" svg:font-family="Mangal"/>
    <style:font-face style:name="arial" svg:font-family="arial, sans-serif"/>
    <style:font-face style:name="sans-serif" svg:font-family="sans-serif"/>
    <style:font-face style:name="Times-Roman" svg:font-family="Times-Roman" style:font-family-generic="roman"/>
    <style:font-face style:name="Times-BoldItalic" svg:font-family="Times-BoldItalic" style:font-family-generic="script"/>
    <style:font-face style:name="Courier" svg:font-family="Courie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4T20:46:06.96</meta:creation-date>
    <dc:date>2013-04-05T10:00:07.12</dc:date>
    <meta:editing-duration>PT10H41M6S</meta:editing-duration>
    <meta:editing-cycles>3</meta:editing-cycles>
    <meta:generator>LibreOffice/3.6$Windows_x86 LibreOffice_project/58f22d5-270d05a-e2abed1-ea17a85-9b5702</meta:generator>
    <meta:document-statistic meta:table-count="0" meta:image-count="0" meta:object-count="0" meta:page-count="3" meta:paragraph-count="32" meta:word-count="442" meta:character-count="3598" meta:non-whitespace-character-count="3595"/>
  </office:meta>
</office:document-meta>
</file>